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Standard">
      <style:text-properties officeooo:rsid="0001c791" officeooo:paragraph-rsid="0001c791"/>
    </style:style>
    <style:style style:name="P2" style:family="paragraph" style:parent-style-name="Standard">
      <style:text-properties officeooo:rsid="000370e3" officeooo:paragraph-rsid="000370e3"/>
    </style:style>
    <style:style style:name="P3" style:family="paragraph" style:parent-style-name="Standard">
      <style:text-properties officeooo:rsid="0003f18d" officeooo:paragraph-rsid="0003f18d"/>
    </style:style>
    <style:style style:name="P4" style:family="paragraph" style:parent-style-name="Standard">
      <style:text-properties officeooo:rsid="00052630" officeooo:paragraph-rsid="00052630"/>
    </style:style>
    <style:style style:name="P5" style:family="paragraph" style:parent-style-name="Standard">
      <style:text-properties officeooo:rsid="00052630" officeooo:paragraph-rsid="00065285"/>
    </style:style>
    <style:style style:name="P6" style:family="paragraph" style:parent-style-name="Standard">
      <style:text-properties officeooo:rsid="000634a6" officeooo:paragraph-rsid="000634a6"/>
    </style:style>
    <style:style style:name="P7" style:family="paragraph" style:parent-style-name="Standard">
      <style:text-properties fo:font-weight="bold" officeooo:rsid="000370e3" officeooo:paragraph-rsid="000370e3" style:font-weight-asian="bold" style:font-weight-complex="bold"/>
    </style:style>
    <style:style style:name="P8" style:family="paragraph" style:parent-style-name="Standard">
      <style:text-properties fo:font-weight="bold" officeooo:rsid="000f425c" officeooo:paragraph-rsid="0012f78c" style:font-weight-asian="bold" style:font-weight-complex="bold"/>
    </style:style>
    <style:style style:name="P9" style:family="paragraph" style:parent-style-name="Standard">
      <style:text-properties fo:font-weight="bold" officeooo:rsid="000f425c" officeooo:paragraph-rsid="000f425c" style:font-weight-asian="bold" style:font-weight-complex="bold"/>
    </style:style>
    <style:style style:name="P10" style:family="paragraph" style:parent-style-name="Standard">
      <style:text-properties fo:font-weight="bold" officeooo:rsid="00191182" officeooo:paragraph-rsid="00191182" style:font-weight-asian="bold" style:font-weight-complex="bold"/>
    </style:style>
    <style:style style:name="P11" style:family="paragraph" style:parent-style-name="Standard">
      <style:text-properties fo:font-weight="bold" officeooo:rsid="001e05ac" officeooo:paragraph-rsid="00191182" style:font-weight-asian="bold" style:font-weight-complex="bold"/>
    </style:style>
    <style:style style:name="P12" style:family="paragraph" style:parent-style-name="Standard">
      <style:text-properties fo:font-weight="bold" officeooo:rsid="001eb366" officeooo:paragraph-rsid="001eb366" style:font-weight-asian="bold" style:font-weight-complex="bold"/>
    </style:style>
    <style:style style:name="P13" style:family="paragraph" style:parent-style-name="Standard">
      <style:text-properties officeooo:rsid="00065285" officeooo:paragraph-rsid="00065285"/>
    </style:style>
    <style:style style:name="P14" style:family="paragraph" style:parent-style-name="Standard">
      <style:text-properties fo:font-weight="normal" officeooo:rsid="0007e83d" officeooo:paragraph-rsid="0007e83d" style:font-weight-asian="normal" style:font-weight-complex="normal"/>
    </style:style>
    <style:style style:name="P15" style:family="paragraph" style:parent-style-name="Standard">
      <style:text-properties fo:font-weight="normal" officeooo:rsid="0008ad60" officeooo:paragraph-rsid="0008ad60" style:font-weight-asian="normal" style:font-weight-complex="normal"/>
    </style:style>
    <style:style style:name="P16" style:family="paragraph" style:parent-style-name="Standard">
      <style:text-properties fo:font-weight="normal" officeooo:rsid="001eb366" officeooo:paragraph-rsid="001eb366" style:font-weight-asian="normal" style:font-weight-complex="normal"/>
    </style:style>
    <style:style style:name="P17" style:family="paragraph" style:parent-style-name="Standard">
      <style:text-properties officeooo:rsid="0009db2d" officeooo:paragraph-rsid="0009db2d"/>
    </style:style>
    <style:style style:name="P18" style:family="paragraph" style:parent-style-name="Standard">
      <style:text-properties officeooo:rsid="000b7f4d" officeooo:paragraph-rsid="000b7f4d"/>
    </style:style>
    <style:style style:name="P19" style:family="paragraph" style:parent-style-name="Standard">
      <style:text-properties officeooo:rsid="000cc294" officeooo:paragraph-rsid="000cc294"/>
    </style:style>
    <style:style style:name="P20" style:family="paragraph" style:parent-style-name="Standard">
      <style:text-properties officeooo:rsid="000f425c" officeooo:paragraph-rsid="000f425c"/>
    </style:style>
    <style:style style:name="P21" style:family="paragraph" style:parent-style-name="Standard">
      <style:text-properties officeooo:rsid="000f425c" officeooo:paragraph-rsid="0012f78c"/>
    </style:style>
    <style:style style:name="P22" style:family="paragraph" style:parent-style-name="Standard">
      <style:text-properties officeooo:paragraph-rsid="000f425c"/>
    </style:style>
    <style:style style:name="P23" style:family="paragraph" style:parent-style-name="Standard">
      <style:text-properties officeooo:rsid="0010f5c3" officeooo:paragraph-rsid="0010f5c3"/>
    </style:style>
    <style:style style:name="P24" style:family="paragraph" style:parent-style-name="Standard">
      <style:text-properties officeooo:rsid="00128002" officeooo:paragraph-rsid="00128002"/>
    </style:style>
    <style:style style:name="P25" style:family="paragraph" style:parent-style-name="Standard">
      <style:text-properties officeooo:rsid="0012f78c" officeooo:paragraph-rsid="0012f78c"/>
    </style:style>
    <style:style style:name="P26" style:family="paragraph" style:parent-style-name="Standard">
      <style:text-properties officeooo:rsid="00154b49" officeooo:paragraph-rsid="00154b49"/>
    </style:style>
    <style:style style:name="P27" style:family="paragraph" style:parent-style-name="Standard">
      <style:text-properties officeooo:rsid="00182841" officeooo:paragraph-rsid="00182841"/>
    </style:style>
    <style:style style:name="P28" style:family="paragraph" style:parent-style-name="Standard">
      <style:text-properties officeooo:rsid="00191182" officeooo:paragraph-rsid="00191182"/>
    </style:style>
    <style:style style:name="P29" style:family="paragraph" style:parent-style-name="Preformatted_20_Text">
      <style:text-properties officeooo:rsid="00191182" officeooo:paragraph-rsid="00191182"/>
    </style:style>
    <style:style style:name="P30" style:family="paragraph" style:parent-style-name="Standard">
      <style:text-properties fo:font-size="16pt" fo:font-weight="bold" officeooo:rsid="0001c791" officeooo:paragraph-rsid="0001c791" style:font-size-asian="16pt" style:font-weight-asian="bold" style:font-size-complex="16pt" style:font-weight-complex="bold"/>
    </style:style>
    <style:style style:name="P31" style:family="paragraph" style:parent-style-name="Standard">
      <style:text-properties officeooo:rsid="0019a64e" officeooo:paragraph-rsid="0019a64e"/>
    </style:style>
    <style:style style:name="P32" style:family="paragraph" style:parent-style-name="Preformatted_20_Text">
      <style:paragraph-properties fo:margin-left="0in" fo:margin-right="0in" fo:margin-top="0in" fo:margin-bottom="0in" style:contextual-spacing="false" fo:line-height="130%" fo:text-align="start" style:justify-single-word="false" fo:orphans="2" fo:widows="2" fo:text-indent="0in" style:auto-text-indent="false" fo:padding="0in" fo:border="none"/>
    </style:style>
    <style:style style:name="P33" style:family="paragraph" style:parent-style-name="Standard">
      <style:text-properties officeooo:paragraph-rsid="001e05ac"/>
    </style:style>
    <style:style style:name="P34" style:family="paragraph" style:parent-style-name="Preformatted_20_Text">
      <style:text-properties fo:font-weight="normal" officeooo:rsid="001eb366" officeooo:paragraph-rsid="001eb366" style:font-weight-asian="normal" style:font-weight-complex="normal"/>
    </style:style>
    <style:style style:name="P35" style:family="paragraph" style:parent-style-name="Preformatted_20_Text">
      <style:text-properties fo:font-weight="normal" officeooo:rsid="001eb366" officeooo:paragraph-rsid="002346d5" style:font-weight-asian="normal" style:font-weight-complex="normal"/>
    </style:style>
    <style:style style:name="P36" style:family="paragraph" style:parent-style-name="Preformatted_20_Text">
      <style:text-properties fo:font-weight="normal" officeooo:rsid="001eb366" officeooo:paragraph-rsid="0023a35f" style:font-weight-asian="normal" style:font-weight-complex="normal"/>
    </style:style>
    <style:style style:name="P37" style:family="paragraph" style:parent-style-name="Standard">
      <style:text-properties fo:font-weight="normal" officeooo:rsid="001eb366" officeooo:paragraph-rsid="001eb366" style:font-weight-asian="normal" style:font-weight-complex="normal"/>
    </style:style>
    <style:style style:name="T1" style:family="text">
      <style:text-properties officeooo:rsid="00065285"/>
    </style:style>
    <style:style style:name="T2" style:family="text">
      <style:text-properties officeooo:rsid="0007e83d"/>
    </style:style>
    <style:style style:name="T3" style:family="text">
      <style:text-properties officeooo:rsid="000b7f4d"/>
    </style:style>
    <style:style style:name="T4" style:family="text">
      <style:text-properties officeooo:rsid="000d9e58"/>
    </style:style>
    <style:style style:name="T5" style:family="text">
      <style:text-properties officeooo:rsid="0010f5c3"/>
    </style:style>
    <style:style style:name="T6" style:family="text">
      <style:text-properties officeooo:rsid="0012f78c"/>
    </style:style>
    <style:style style:name="T7" style:family="text">
      <style:text-properties officeooo:rsid="00141c5c"/>
    </style:style>
    <style:style style:name="T8" style:family="text">
      <style:text-properties officeooo:rsid="0014c3ee"/>
    </style:style>
    <style:style style:name="T9" style:family="text">
      <style:text-properties officeooo:rsid="00171e83"/>
    </style:style>
    <style:style style:name="T10" style:family="text">
      <style:text-properties officeooo:rsid="0019a64e"/>
    </style:style>
    <style:style style:name="T11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style:font-name="inherit" fo:font-style="normal" fo:background-color="transparent" loext:char-shading-value="0" loext:padding="0in" loext:border="none"/>
    </style:style>
    <style:style style:name="T13" style:family="text">
      <style:text-properties fo:font-variant="normal" fo:text-transform="none" style:font-name="inherit" fo:font-style="normal" officeooo:rsid="002346d5" fo:background-color="transparent" loext:char-shading-value="0" loext:padding="0in" loext:border="none"/>
    </style:style>
    <style:style style:name="T14" style:family="text">
      <style:text-properties fo:font-variant="normal" fo:text-transform="none" style:font-name="inherit" fo:font-style="normal" officeooo:rsid="0023a35f" fo:background-color="transparent" loext:char-shading-value="0" loext:padding="0in" loext:border="none"/>
    </style:style>
    <style:style style:name="T15" style:family="text">
      <style:text-properties fo:font-variant="normal" fo:text-transform="none" style:font-name="inherit" fo:font-style="normal" fo:font-weight="bold" officeooo:rsid="002346d5" fo:background-color="transparent" loext:char-shading-value="0" style:font-weight-asian="bold" style:font-weight-complex="bold" loext:padding="0in" loext:border="none"/>
    </style:style>
    <style:style style:name="T16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17" style:family="text">
      <style:text-properties officeooo:rsid="001e05ac"/>
    </style:style>
    <style:style style:name="T18" style:family="text">
      <style:text-properties fo:font-weight="bold" officeooo:rsid="001e05ac" style:font-weight-asian="bold" style:font-weight-complex="bold"/>
    </style:style>
    <style:style style:name="T19" style:family="text">
      <style:text-properties fo:font-weight="normal" officeooo:rsid="001e05ac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ys to process JSON</text:p>
      <text:p text:style-name="P30">1) Tree model</text:p>
      <text:p text:style-name="P1">ObjectMapper m = new …</text:p>
      <text:p text:style-name="P1">JsonNode root = m.readTree(&lt;string with json&gt;)</text:p>
      <text:p text:style-name="P7">JsonNode methods</text:p>
      <text:p text:style-name="P14">asLong/Boolean/Text/...() - try to convert and return value. Do not throw exception – returns 0/false/””/</text:p>
      <text:p text:style-name="P14">int/text/boolean/...Value() - just return value – do not try to convert. Also do not throws exception</text:p>
      <text:p text:style-name="P14">isArray/Boolean/Double/...()</text:p>
      <text:p text:style-name="P14"/>
      <text:p text:style-name="P14">isMissingNode() - true if this node is “missing node”</text:p>
      <text:p text:style-name="P15"/>
      <text:p text:style-name="P15">isNumber()</text:p>
      <text:p text:style-name="P15">NumberType numberType() - BIG_DECIMAL/INT/DOUBLE/..</text:p>
      <text:p text:style-name="P14"/>
      <text:p text:style-name="P4">JsonNodeType getNodeType() - <text:span text:style-name="T2">ARRAY/STRING/MISSING/...</text:span></text:p>
      <text:p text:style-name="P6">int size() - num of child nodes: for object – n of fields, for array – n of elements</text:p>
      <text:p text:style-name="P4"/>
      <text:p text:style-name="P5">boolean has(Srting fieldName) – for object, ret true if field exists</text:p>
      <text:p text:style-name="P2">JsonNode get(String fieldName) – for object, search field with specified name</text:p>
      <text:p text:style-name="P13">JsonNode path(String fieldName) – same as get, but return “missing node” if index does not exist</text:p>
      <text:p text:style-name="P4"/>
      <text:p text:style-name="P4">boolean has(int index) – for array, ret true if index exists</text:p>
      <text:p text:style-name="P3">JsonNode get(int index) – for array, get value at spec. index <text:span text:style-name="T1">or null</text:span></text:p>
      <text:p text:style-name="P13">JsonNode path(int index) – same as get, but return “missing node” if index does not exist</text:p>
      <text:p text:style-name="P13"/>
      <text:p text:style-name="P17">Iterator&lt;JsonNode&gt; elements()</text:p>
      <text:p text:style-name="P17">Iterator&lt;Entry&lt;String, JsonNode&gt;&gt;fields<text:span text:style-name="T3">()</text:span></text:p>
      <text:p text:style-name="P17"/>
      <text:p text:style-name="P18">JsonNode findField(String fieldName) – search in this object and in child</text:p>
      <text:p text:style-name="P18">JsonNode findPath(String fieldName)</text:p>
      <text:p text:style-name="P17"/>
      <text:p text:style-name="P19">2) <text:span text:style-name="T4">Streaming api</text:span></text:p>
      <text:p text:style-name="P20">JsonFactory f = new ..</text:p>
      <text:p text:style-name="P20">JsonGenerator g = f.createGenerator()</text:p>
      <text:p text:style-name="P20">JsonParser p = f.createParser()</text:p>
      <text:p text:style-name="P19"/>
      <text:p text:style-name="P20">g.writeStartObject();</text:p>
      <text:p text:style-name="P20">g.writeString/Number/Boolean/..Field(“name”, value);</text:p>
      <text:p text:style-name="P22"/>
      <text:p text:style-name="P20">g.writeFieldName(“name”);</text:p>
      <text:p text:style-name="P20">g.writeStartArray();</text:p>
      <text:p text:style-name="P20">g.writeNumber(value);</text:p>
      <text:p text:style-name="P20">g.writeEndArray();</text:p>
      <text:p text:style-name="P20">g.writeEndObject();</text:p>
      <text:p text:style-name="P20">g.close();</text:p>
      <text:p text:style-name="P20"/>
      <text:p text:style-name="P20">p.nextToken() != JsonToken.END_OBJECT</text:p>
      <text:p text:style-name="P20">p.getCurrentName()</text:p>
      <text:p text:style-name="P20"><text:soft-page-break/>p.getText</text:p>
      <text:p text:style-name="P20">p.getNumber/Boolean/..Value()</text:p>
      <text:p text:style-name="P19"/>
      <text:p text:style-name="P8">3) <text:span text:style-name="T6">Data binding</text:span></text:p>
      <text:p text:style-name="P8"><text:span text:style-name="T6">3.1)</text:span> Simple data binding</text:p>
      <text:p text:style-name="P24">object → LinkedHashMap</text:p>
      <text:p text:style-name="P24">array → ArrayList</text:p>
      <text:p text:style-name="P24">the rest is obvious: Integer, Double, BigDecimal ...</text:p>
      <text:p text:style-name="P25">serialize with writeValue<text:span text:style-name="T8">(&lt;output for json&gt;, Object object)</text:span>, de-serialize with readValue(<text:span text:style-name="T7">&lt;input of json&gt;, Map.class</text:span>)</text:p>
      <text:p text:style-name="P21"/>
      <text:p text:style-name="P9"><text:span text:style-name="T6">3.2) </text:span>Full data binding</text:p>
      <text:p text:style-name="P23"><text:span text:style-name="T9">O</text:span>bjectMapper m = new …</text:p>
      <text:p text:style-name="P23">SomeClass obj = m.readValue(jsonString, SomeClass.class) ;</text:p>
      <text:p text:style-name="P23"/>
      <text:p text:style-name="P23">m.writerWithDefaultPrettyPrinter().writeValueAsString(obj); //with indents and new lines</text:p>
      <text:p text:style-name="P26">m.<text:span text:style-name="T5">writeValueAsString(obj); //</text:span>in 1 line</text:p>
      <text:p text:style-name="P10"/>
      <text:p text:style-name="P10">Annotations</text:p>
      <text:p text:style-name="P28">JsonGetter(value = “name of field”) - <text:span text:style-name="T10">over method</text:span></text:p>
      <text:p text:style-name="P28">JsonPropertyOrder<text:span text:style-name="T10">({“field1”, “field2”, “field3”}) - over class, order of serialization</text:span></text:p>
      <text:p text:style-name="P31">JsonRawValue – over field, process AS IS. It should stay a String with json, not an object</text:p>
      <text:p text:style-name="P28">JsonProperty</text:p>
      <text:p text:style-name="P28"/>
      <text:p text:style-name="P29"><text:span text:style-name="Source_20_Text"><text:span text:style-name="T11">@JsonCreator</text:span></text:span></text:p>
      <text:p text:style-name="P32"><text:span text:style-name="Source_20_Text"><text:span text:style-name="T16"><text:s text:c="4"/></text:span></text:span><text:span text:style-name="Source_20_Text"><text:span text:style-name="T11">public Request(@JsonProperty(required = true) String id,</text:span></text:span></text:p>
      <text:p text:style-name="P32"><text:span text:style-name="Source_20_Text"><text:span text:style-name="T16"><text:s text:c="19"/></text:span></text:span><text:span text:style-name="Source_20_Text"><text:span text:style-name="T11">@JsonProperty(required = true) double code,</text:span></text:span></text:p>
      <text:p text:style-name="P32"><text:span text:style-name="Source_20_Text"><text:span text:style-name="T16"><text:s text:c="19"/></text:span></text:span><text:span text:style-name="Source_20_Text"><text:span text:style-name="T11">@JsonProperty(required = true) String name) {</text:span></text:span></text:p>
      <text:p text:style-name="P28"/>
      <text:p text:style-name="P11">Options</text:p>
      <text:p text:style-name="P33"><text:span text:style-name="T18">mapper.</text:span><text:span text:style-name="T19">enable(..)/disable(...)</text:span></text:p>
      <text:p text:style-name="P27">SerializationFeature.INDENT_OUTPUT – <text:span text:style-name="T17">formatted output</text:span></text:p>
      <text:p text:style-name="P27"/>
      <text:p text:style-name="P27">Also</text:p>
      <text:p text:style-name="P27">Serialize – de-serialize to xml with XmlMapper </text:p>
      <text:p text:style-name="P27"/>
      <text:p text:style-name="P27"/>
      <text:h text:style-name="Heading_20_1" text:outline-level="1">Custom serializer</text:h>
      <text:p text:style-name="P16">Put in DTO</text:p>
      <text:p text:style-name="P16">@JsonSerialize(using = OptimizedBooleanSerializer.class)</text:p>
      <text:p text:style-name="P16">public boolean enabled = false;</text:p>
      <text:p text:style-name="P16"/>
      <text:p text:style-name="P16">Implement</text:p>
      <text:p text:style-name="P16">public class OptimizedBooleanSerializer extends JsonSerializer&lt;Boolean&gt; {</text:p>
      <text:p text:style-name="P16"><text:tab/>public void serialize(Boolean aBoolean, JsonGenerator jsonGenerator, </text:p>
      <text:p text:style-name="P16"><text:s text:c="8"/><text:tab/><text:tab/>SerializerProvider serializerProvider) ... { jsonGenerator.writeNumber(1);}</text:p>
      <text:p text:style-name="P16"/>
      <text:p text:style-name="P16"><text:soft-page-break/><text:s text:c="11"/></text:p>
      <text:p text:style-name="P16"/>
      <text:h text:style-name="Heading_20_1" text:outline-level="1">Custom deserialize</text:h>
      <text:p text:style-name="P16">Put in DTO</text:p>
      <text:p text:style-name="P16">@JsonDeserialize(using = OptimizedBooleanDeserializer.class)</text:p>
      <text:p text:style-name="P16">public boolean enabled = false;</text:p>
      <text:p text:style-name="P16"/>
      <text:p text:style-name="P16">Implement</text:p>
      <text:p text:style-name="P16">public class OptimizedBooleanDeserializer extends JsonDeserializer&lt;Boolean&gt; {</text:p>
      <text:p text:style-name="P16"><text:tab/>public Boolean deserialize(JsonParser jsonParser,</text:p>
      <text:p text:style-name="P16"><text:s text:c="12"/><text:tab/><text:tab/>DeserializationContext deserializationContext) ... {</text:p>
      <text:p text:style-name="P16"><text:tab/><text:tab/>String text = jsonParser.getText();</text:p>
      <text:p text:style-name="P16"><text:tab/><text:tab/>return true;</text:p>
      <text:p text:style-name="P16"><text:tab/>}</text:p>
      <text:p text:style-name="P16"/>
      <text:p text:style-name="P16"/>
      <text:h text:style-name="Heading_20_1" text:outline-level="1"><text:span text:style-name="Source_20_Text">Tricks</text:span></text:h>
      <text:p text:style-name="P35"><text:span text:style-name="Source_20_Text"><text:span text:style-name="T15">Deserialize List&lt;MyClass&gt; with ObjectMapper</text:span></text:span></text:p>
      <text:p text:style-name="P34"><text:span text:style-name="Source_20_Text"><text:span text:style-name="T14">JavaType type = </text:span></text:span><text:span text:style-name="Source_20_Text"><text:span text:style-name="T12">mapper.getTypeFactory().constructCollectionType(List.class, MyClass.class)</text:span></text:span></text:p>
      <text:p text:style-name="P36"><text:span text:style-name="Source_20_Text"><text:span text:style-name="T14">or</text:span></text:span></text:p>
      <text:p text:style-name="P36"><text:span text:style-name="Source_20_Text"><text:span text:style-name="T14">TypeReference type = new TypeReference&lt;List&lt;MyClass&gt;&gt;(){}</text:span></text:span></text:p>
      <text:p text:style-name="P36"><text:span text:style-name="Source_20_Text"><text:span text:style-name="T14">then</text:span></text:span></text:p>
      <text:p text:style-name="P36"><text:span text:style-name="Source_20_Text"><text:span text:style-name="T14">List&lt;MyClass&gt; result = objectMapper.readValue(json, type)</text:span></text:span></text:p>
      <text:p text:style-name="P16"/>
      <text:p text:style-name="P16"/>
      <text:h text:style-name="Heading_20_1" text:outline-level="1">As XML parser</text:h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3.2$Windows_X86_64 LibreOffice_project/d166454616c1632304285822f9c83ce2e660fd92</meta:generator>
    <dc:date>2023-10-02T17:53:10.357000000</dc:date>
    <meta:editing-duration>PT23H2M35S</meta:editing-duration>
    <meta:editing-cycles>26</meta:editing-cycles>
    <meta:document-statistic meta:table-count="0" meta:image-count="0" meta:object-count="0" meta:page-count="3" meta:paragraph-count="92" meta:word-count="420" meta:character-count="3693" meta:non-whitespace-character-count="3264"/>
  </office:meta>
</office:document-meta>
</file>